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p text:style-name="Text_20_body">Le 24/12/07</text:p>
      <text:p text:style-name="Text_20_body">Installation du serveur dans la baie (installation de VNC) – 30m</text:p>
      <text:p text:style-name="Text_20_body">Installation du Java SDK 6 update 3 – 30m</text:p>
      <text:p text:style-name="Text_20_body">Test de l'API Java – 2h</text:p>
      <text:p text:style-name="Text_20_body">Modification de l'API Java – 2h</text:p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24T16:11:08</dc:date>
    <dc:language>en-US</dc:language>
    <meta:editing-cycles>15</meta:editing-cycles>
    <meta:editing-duration>PT18H27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191" meta:character-count="1200"/>
  </office:meta>
</office:document-meta>
</file>